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all I think this is a nicely done model, maybe could move around the boxes to avoid crossing arrows. However I think member and secretary concepts has too many things inside them. How about making a EditBoat concept including RegisterBoat and Remove boat?<text:line-break/>And you can do the same thing with the meeting under secretary.<text:line-break/>The showCalendar and the showMeeting are probably UI concepts and does not need to be included.</text:p>
      <text:p text:style-name="Text_20_body"><draw:frame draw:style-name="fr1" draw:name="grafik1" text:anchor-type="as-char" svg:width="17.145cm" svg:height="21.352cm" draw:z-index="0"><draw:image xlink:href="../peer%20review2-filer/model.png" xlink:type="simple" xlink:show="embed" xlink:actuate="onLoad"/></draw:frame> </text:p>
      <text:h text:style-name="Heading_20_3" text:outline-level="3"><text:soft-page-break/></text:h>
      <text:h text:style-name="Heading_20_3" text:outline-level="3">As for the review questions:</text:h>
      <text:p text:style-name="Text_20_body">1. Would this model help me as a developer?</text:p>
      <text:p text:style-name="Text_20_body">- Yes, I think this is quite helpful.</text:p>
      <text:p text:style-name="Text_20_body">2. Would a domain expert understand the model?</text:p>
      <text:p text:style-name="Text_20_body">- Yes, it's quite simple, but has a bit too much in some places which could be spread out. </text:p>
      <text:p text:style-name="Text_20_body">3. What are the strong points about the model?</text:p>
      <text:p text:style-name="Text_20_body">- It has good associations, and it's easy to follow the flow of things.</text:p>
      <text:p text:style-name="Text_20_body">4. What are the weaknesses?</text:p>
      <text:p text:style-name="Text_20_body">- It has too many things cramed into the same concepts, especially some superflous ones.</text:p>
      <text:p text:style-name="Text_20_body">5. Do I thing this will pass the grade 3 criteria?</text:p>
      <text:p text:style-name="Text_20_body">- Yes, with some small improvements it might even pass grade 4.</text:p>
      <text:p text:style-name="Text_20_body"/>
      <text:p text:style-name="Text_20_body">Reviewed by:</text:p>
      <text:p text:style-name="Text_20_body">Magnus Nils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ddy Proca 1dv407</dc:title>
    <meta:generator>OpenOffice/4.1.1$Win32 OpenOffice.org_project/411m6$Build-9775</meta:generator>
    <meta:document-statistic meta:table-count="0" meta:image-count="1" meta:object-count="0" meta:page-count="2" meta:paragraph-count="15" meta:word-count="190" meta:character-count="1037"/>
    <meta:user-defined meta:name=""/>
  </office:meta>
</office:document-meta>
</file>